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635cm" fo:margin-right="0cm" fo:line-height="150%" fo:text-indent="0cm" style:auto-text-indent="false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2" style:family="paragraph" style:parent-style-name="Standard" style:master-page-name="Standard">
      <style:paragraph-properties fo:line-height="150%"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P3" style:family="paragraph" style:parent-style-name="Standard" style:list-style-name="L1">
      <style:paragraph-properties fo:line-height="150%"/>
      <style:text-properties fo:font-size="14pt" style:font-size-asian="14pt" style:font-size-complex="14pt"/>
    </style:style>
    <style:style style:name="P4" style:family="paragraph" style:parent-style-name="Standard" style:list-style-name="L1">
      <style:paragraph-properties fo:line-height="150%"/>
      <style:text-properties fo:font-size="14pt" officeooo:paragraph-rsid="000be4d6" style:font-size-asian="14pt" style:font-size-complex="14pt"/>
    </style:style>
    <style:style style:name="P5" style:family="paragraph" style:parent-style-name="Standard" style:list-style-name="L1">
      <style:paragraph-properties fo:line-height="150%"/>
      <style:text-properties fo:font-size="14pt" fo:font-style="normal" officeooo:rsid="000aa720" officeooo:paragraph-rsid="000aa720" style:font-size-asian="14pt" style:font-style-asian="normal" style:font-size-complex="14pt" style:font-style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officeooo:rsid="000be4d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ПОРЯДОК ВЫПОЛНЕНИЯ ЛАБОРАТОРНЫХ РАБОТ</text:p>
      <text:list xml:id="list2405679135" text:style-name="L1">
        <text:list-item>
          <text:p text:style-name="P4">Из списка лабораторных работ для вашего класса выберете наиболее интересную вам <text:span text:style-name="T6">(а ваш класс – это в который вы поступили). </text:span>Не пугайтесь, если вы не знаете, что нужно делать, не понимаете некоторых терминов или не знаете каких-либо законов. В списке только <text:span text:style-name="T3">краткие аннотации к работам</text:span><text:span text:style-name="T5">.</text:span></text:p>
        </text:list-item>
        <text:list-item>
          <text:p text:style-name="P3">Обсудите выбранную работу с лаборантом и выясните, что вам нужно измерить и пронаблюдать. Чем больше идей вы выскажете <text:span text:style-name="T2">самостоятельно</text:span><text:span text:style-name="T4">, тем более высокой будет ваша оценка. Не откладывайте появляющиеся вопросы.</text:span></text:p>
        </text:list-item>
        <text:list-item>
          <text:p text:style-name="P5">Соберите экспериментальную установку. Можно использовать не указанное в списке оборудование в разумных пределах. Перед началом измерений вы должны показать собранную установку лаборанту. </text:p>
        </text:list-item>
        <text:list-item>
          <text:p text:style-name="P3">Выполните необходимые измерения. Выполняйте измерения грамотно, в ходе работы не стесняйтесь пользоваться <text:span text:style-name="T3">помощью лаборантов</text:span>.</text:p>
        </text:list-item>
        <text:list-item>
          <text:p text:style-name="P3">Выполните <text:span text:style-name="T3">отчёт</text:span><text:span text:style-name="T1"> </text:span>по проделанной работе. Постарайтесь сделать его <text:span text:style-name="T3">наиболее полным.</text:span></text:p>
        </text:list-item>
      </text:list>
      <text:p text:style-name="P1"/>
      <text:p text:style-name="P1">О том, как грамотно выполнить измерения и составить отчёт, вы можете узнать у лаборантов или прочитать «Общие указания по выполнению лабораторных работ и оформлению отчётов»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Основной_20_шрифт_20_абзаца" style:display-name="Основной шрифт абзаца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ЛАБОРАТОРНЫЕ РАБОТЫ:</dc:title>
    <meta:initial-creator>SOL</meta:initial-creator>
    <meta:creation-date>2009-07-29T12:17:00</meta:creation-date>
    <dc:date>2018-08-07T11:23:42.623075750</dc:date>
    <meta:editing-cycles>4</meta:editing-cycles>
    <meta:editing-duration>PT42M12S</meta:editing-duration>
    <meta:generator>LibreOffice/6.0.5.2$Linux_X86_64 LibreOffice_project/00m0$Build-2</meta:generator>
    <meta:document-statistic meta:table-count="0" meta:image-count="0" meta:object-count="0" meta:page-count="1" meta:paragraph-count="7" meta:word-count="153" meta:character-count="1107" meta:non-whitespace-character-count="964"/>
    <meta:user-defined meta:name="Поле 1"/>
    <meta:user-defined meta:name="Поле 2"/>
    <meta:user-defined meta:name="Поле 3"/>
    <meta:user-defined meta:name="Поле 4"/>
  </office:meta>
</office:document-meta>
</file>